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23e00b9" officeooo:paragraph-rsid="0349a29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7b3473" officeooo:paragraph-rsid="0350317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8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9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2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85fc69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style:font-name="Times New Roman" fo:font-size="11pt" style:text-underline-style="none" officeooo:paragraph-rsid="0385fc69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rsid="0397a7ec" officeooo:paragraph-rsid="0397a7ec" style:font-size-asian="11pt" style:font-size-complex="11pt"/>
    </style:style>
    <style:style style:name="P30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style:text-underline-style="none" fo:font-weight="normal" officeooo:rsid="03a01863" style:font-weight-asian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6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7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2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color="#000000" fo:font-size="10.5pt" fo:font-weight="normal" officeooo:rsid="07deb972" style:font-size-asian="10.5pt" style:font-weight-asian="normal" style:font-size-complex="10.5pt" style:font-weight-complex="normal"/>
    </style:style>
    <style:style style:name="T59" style:family="text">
      <style:text-properties fo:color="#000000" fo:font-size="10.5pt" fo:font-weight="normal" officeooo:rsid="05227385" style:font-size-asian="10.5pt" style:font-weight-asian="normal" style:font-size-complex="10.5pt" style:font-weight-complex="normal"/>
    </style:style>
    <style:style style:name="T60" style:family="text">
      <style:text-properties fo:color="#000000" fo:font-weight="normal" officeooo:rsid="033bf252" style:font-weight-asian="normal" style:font-weight-complex="normal"/>
    </style:style>
    <style:style style:name="T61" style:family="text">
      <style:text-properties fo:color="#000000" fo:font-weight="normal" officeooo:rsid="0385fc69" style:font-weight-asian="normal" style:font-weight-complex="normal"/>
    </style:style>
    <style:style style:name="T62" style:family="text">
      <style:text-properties officeooo:rsid="00260b39"/>
    </style:style>
    <style:style style:name="T63" style:family="text">
      <style:text-properties officeooo:rsid="00278b3f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137f45c" style:font-weight-asian="normal" style:font-weight-complex="normal"/>
    </style:style>
    <style:style style:name="T66" style:family="text">
      <style:text-properties fo:font-weight="normal" officeooo:rsid="00278b3f" style:font-weight-asian="normal" style:font-weight-complex="normal"/>
    </style:style>
    <style:style style:name="T67" style:family="text">
      <style:text-properties fo:font-weight="normal" officeooo:rsid="02674a71" style:font-weight-asian="normal" style:font-weight-complex="normal"/>
    </style:style>
    <style:style style:name="T68" style:family="text">
      <style:text-properties fo:font-weight="normal" officeooo:rsid="02ce3488" style:font-weight-asian="normal" style:font-weight-complex="normal"/>
    </style:style>
    <style:style style:name="T69" style:family="text">
      <style:text-properties fo:font-weight="normal" officeooo:rsid="02d0d670" style:font-weight-asian="normal" style:font-weight-complex="normal"/>
    </style:style>
    <style:style style:name="T70" style:family="text">
      <style:text-properties fo:font-weight="normal" officeooo:rsid="03396ad7" style:font-weight-asian="normal" style:font-weight-complex="normal"/>
    </style:style>
    <style:style style:name="T71" style:family="text">
      <style:text-properties fo:font-weight="normal" officeooo:rsid="033189bf" style:font-weight-asian="normal" style:font-weight-complex="normal"/>
    </style:style>
    <style:style style:name="T72" style:family="text">
      <style:text-properties fo:font-weight="normal" officeooo:rsid="0349a297" style:font-weight-asian="normal" style:font-weight-complex="normal"/>
    </style:style>
    <style:style style:name="T73" style:family="text">
      <style:text-properties fo:font-weight="normal" officeooo:rsid="00d7bb59" style:font-weight-asian="normal" style:font-weight-complex="normal"/>
    </style:style>
    <style:style style:name="T74" style:family="text">
      <style:text-properties fo:font-weight="normal" officeooo:rsid="00d93405" style:font-weight-asian="normal" style:font-weight-complex="normal"/>
    </style:style>
    <style:style style:name="T75" style:family="text">
      <style:text-properties fo:font-weight="normal" officeooo:rsid="02b6eac2" style:font-weight-asian="normal" style:font-weight-complex="normal"/>
    </style:style>
    <style:style style:name="T76" style:family="text">
      <style:text-properties fo:font-weight="normal" officeooo:rsid="02b5314a" style:font-weight-asian="normal" style:font-weight-complex="normal"/>
    </style:style>
    <style:style style:name="T77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38df104" style:font-name-asian="TimesNewRomanPSMT" style:font-style-asian="normal" style:font-weight-asian="normal" style:font-name-complex="TimesNewRomanPSMT" style:font-style-complex="normal" style:font-weight-complex="normal"/>
    </style:style>
    <style:style style:name="T103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2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3" style:family="text">
      <style:text-properties style:text-underline-style="none" fo:font-weight="normal" style:font-weight-asian="normal" style:font-weight-complex="normal"/>
    </style:style>
    <style:style style:name="T114" style:family="text">
      <style:text-properties style:text-underline-style="none" fo:font-weight="normal" officeooo:rsid="0475f12f" style:font-weight-asian="normal" style:font-weight-complex="normal"/>
    </style:style>
    <style:style style:name="T115" style:family="text">
      <style:text-properties style:text-underline-style="none" fo:font-weight="normal" officeooo:rsid="0459229f" style:font-weight-asian="normal" style:font-weight-complex="normal"/>
    </style:style>
    <style:style style:name="T116" style:family="text">
      <style:text-properties style:text-underline-style="none" fo:font-weight="normal" officeooo:rsid="036e4e02" style:font-weight-asian="normal" style:font-weight-complex="normal"/>
    </style:style>
    <style:style style:name="T117" style:family="text">
      <style:text-properties style:text-underline-style="none" fo:font-weight="normal" officeooo:rsid="036f92df" style:font-weight-asian="normal" style:font-weight-complex="normal"/>
    </style:style>
    <style:style style:name="T118" style:family="text">
      <style:text-properties style:text-underline-style="none" fo:font-weight="normal" officeooo:rsid="037d381e" style:font-weight-asian="normal" style:font-weight-complex="normal"/>
    </style:style>
    <style:style style:name="T119" style:family="text">
      <style:text-properties style:text-underline-style="none" fo:font-weight="normal" officeooo:rsid="0397d199" style:font-weight-asian="normal" style:font-weight-complex="normal"/>
    </style:style>
    <style:style style:name="T120" style:family="text">
      <style:text-properties style:text-underline-style="none" fo:font-weight="normal" officeooo:rsid="0399a39d" style:font-weight-asian="normal" style:font-weight-complex="normal"/>
    </style:style>
    <style:style style:name="T121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2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5" style:family="text">
      <style:text-properties style:text-underline-style="none" fo:font-weight="normal" officeooo:rsid="0391eb39" style:font-name-asian="TimesNewRomanPSMT" style:font-weight-asian="normal" style:font-name-complex="TimesNewRomanPSMT" style:font-weight-complex="normal"/>
    </style:style>
    <style:style style:name="T126" style:family="text">
      <style:text-properties style:text-underline-style="none" fo:font-weight="normal" officeooo:rsid="0393715e" style:font-name-asian="TimesNewRomanPSMT" style:font-weight-asian="normal" style:font-name-complex="TimesNewRomanPSMT" style:font-weight-complex="normal"/>
    </style:style>
    <style:style style:name="T127" style:family="text">
      <style:text-properties officeooo:rsid="003b8c87" style:font-name-complex="Arial1"/>
    </style:style>
    <style:style style:name="T128" style:family="text">
      <style:text-properties officeooo:rsid="00a98c5f" style:font-name-complex="Arial1"/>
    </style:style>
    <style:style style:name="T129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93715e" style:font-name-asian="TimesNewRomanPSMT" style:font-weight-asian="normal" style:font-name-complex="TimesNewRomanPSMT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8fb03f" style:font-name-asian="TimesNewRomanPSMT" style:font-weight-asian="normal" style:font-name-complex="TimesNewRomanPSMT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391eb39" style:font-name-asian="TimesNewRomanPSMT" style:font-weight-asian="normal" style:font-name-complex="TimesNewRomanPSMT" style:font-weight-complex="normal"/>
    </style:style>
    <style:style style:name="T136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37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38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39" style:family="text">
      <style:text-properties style:font-name="Times New Roman" fo:font-weight="bold" style:font-weight-asian="bold" style:font-weight-complex="bold"/>
    </style:style>
    <style:style style:name="T140" style:family="text">
      <style:text-properties style:font-name="Times New Roman" fo:font-weight="bold" officeooo:rsid="023ac0bd" style:font-weight-asian="bold" style:font-weight-complex="bold"/>
    </style:style>
    <style:style style:name="T141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42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43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44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5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6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47" style:family="text">
      <style:text-properties style:font-name="Times New Roman" fo:letter-spacing="0.002in" officeooo:rsid="023ac0bd"/>
    </style:style>
    <style:style style:name="T148" style:family="text">
      <style:text-properties style:font-name="Times New Roman" fo:letter-spacing="0.002in" officeooo:rsid="02c940cf"/>
    </style:style>
    <style:style style:name="T149" style:family="text">
      <style:text-properties style:font-name="Times New Roman" fo:letter-spacing="0.002in" officeooo:rsid="015f885d"/>
    </style:style>
    <style:style style:name="T150" style:family="text">
      <style:text-properties style:font-name="Times New Roman" fo:letter-spacing="0.002in" officeooo:rsid="0307f9f1"/>
    </style:style>
    <style:style style:name="T151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52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53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54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58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59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60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61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62" style:family="text">
      <style:text-properties style:font-name="Times New Roman" fo:language="fi" fo:country="FI" style:text-underline-style="none" fo:font-weight="normal" officeooo:rsid="039b6840" fo:background-color="#ffffff" loext:char-shading-value="0" style:font-weight-asian="normal" style:font-weight-complex="normal"/>
    </style:style>
    <style:style style:name="T163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64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72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73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74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75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6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7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78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79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80" style:family="text">
      <style:text-properties officeooo:rsid="00d92337"/>
    </style:style>
    <style:style style:name="T181" style:family="text">
      <style:text-properties officeooo:rsid="0137f45c"/>
    </style:style>
    <style:style style:name="T182" style:family="text">
      <style:text-properties officeooo:rsid="01f65f19"/>
    </style:style>
    <style:style style:name="T183" style:family="text">
      <style:text-properties officeooo:rsid="02ccee6b"/>
    </style:style>
    <style:style style:name="T184" style:family="text">
      <style:text-properties officeooo:rsid="02ce3488"/>
    </style:style>
    <style:style style:name="T185" style:family="text">
      <style:text-properties officeooo:rsid="03271583"/>
    </style:style>
    <style:style style:name="T186" style:family="text">
      <style:text-properties officeooo:rsid="033189bf"/>
    </style:style>
    <style:style style:name="T187" style:family="text">
      <style:text-properties fo:font-size="12pt" style:font-size-asian="12pt" style:font-size-complex="12pt"/>
    </style:style>
    <style:style style:name="T188" style:family="text">
      <style:text-properties officeooo:rsid="0349a297"/>
    </style:style>
    <style:style style:name="T189" style:family="text">
      <style:text-properties officeooo:rsid="034b463a"/>
    </style:style>
    <style:style style:name="T190" style:family="text">
      <style:text-properties fo:font-style="italic" style:text-underline-style="none" officeooo:rsid="00391b97" style:font-style-asian="italic" style:font-style-complex="italic"/>
    </style:style>
    <style:style style:name="T191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92" style:family="text">
      <style:text-properties officeooo:rsid="023e00b9"/>
    </style:style>
    <style:style style:name="T193" style:family="text">
      <style:text-properties officeooo:rsid="0110b95f"/>
    </style:style>
    <style:style style:name="T194" style:family="text">
      <style:text-properties officeooo:rsid="0b7b413a"/>
    </style:style>
    <style:style style:name="T195" style:family="text">
      <style:text-properties officeooo:rsid="0b573f7c"/>
    </style:style>
    <style:style style:name="T196" style:family="text">
      <style:text-properties officeooo:rsid="00d7bb59"/>
    </style:style>
    <style:style style:name="T197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7">Curriculum vitae<text:tab/><text:tab/><text:tab/><text:tab/><text:tab/><text:tab/><text:tab/></text:span><text:tab/><text:tab/></text:p>
      <text:p text:style-name="P17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8"><text:span text:style-name="T149">ORCID: 0000-0001-5537-637X </text:span><text:span text:style-name="T150">| </text:span><text:span text:style-name="T147">R</text:span><text:span text:style-name="T148">esearch website: http://www.iki.fi/Leo.Lahti</text:span></text:p>
      <text:p text:style-name="P6"><text:span text:style-name="T140">E</text:span><text:span text:style-name="T139">ducation</text:span></text:p>
      <text:p text:style-name="P3"><text:span text:style-name="T65">9/</text:span><text:span text:style-name="T64">20</text:span><text:span text:style-name="T66">15 </text:span><text:span text:style-name="T69">Title of </text:span><text:span text:style-name="T67">Docent </text:span><text:span text:style-name="T68">(Applied Mathematics)</text:span>, University of <text:span text:style-name="T63">Turku, Finland.</text:span></text:p>
      <text:p text:style-name="P4"><text:span text:style-name="T181">12/2010 </text:span>Doctor of Science <text:span text:style-name="T182">in </text:span>Technology <text:span text:style-name="T184">(Bioinformatics)</text:span>, <text:span text:style-name="T62">Aalto University</text:span>, <text:span text:style-name="T183">Finland</text:span><text:span text:style-name="T127">. </text:span></text:p>
      <text:p text:style-name="P4"><text:span text:style-name="T181">12/2003 </text:span>Master of Science <text:span text:style-name="T182">in </text:span>Technology <text:span text:style-name="T184">(Engineering Mathematics)</text:span>, <text:span text:style-name="T62">Helsinki Univ. Technology</text:span>, <text:span text:style-name="T183">Finland</text:span><text:span text:style-name="T128">. </text:span></text:p>
      <text:p text:style-name="P7"><text:span text:style-name="T180">7/2008 Bachelor </text:span>of Science <text:span text:style-name="T182">in Political Sciences (Practical Philosophy)</text:span>, <text:span text:style-name="T62">University of Helsinki</text:span>, <text:span text:style-name="T183">Finland.</text:span></text:p>
      <text:p text:style-name="P2">Current <text:span text:style-name="T185">positions</text:span></text:p>
      <text:p text:style-name="P11"><text:span text:style-name="T188">8/2019</text:span>- <text:s/><text:span text:style-name="T188">Associate Professor. </text:span><text:span text:style-name="T64">University of Turku. </text:span><text:span text:style-name="T72">Department of Future Technologies</text:span></text:p>
      <text:p text:style-name="P11"><text:span text:style-name="T118">8/2019- Director, Turku Center for Computational Humanities</text:span><text:span text:style-name="T113"> </text:span></text:p>
      <text:p text:style-name="P15">6/2019- Turku City Data Oy Board member and scientific advisor (from founding date). <text:s/></text:p>
      <text:p text:style-name="P14"><text:span text:style-name="T175">4/2017- </text:span><text:span text:style-name="T176">S</text:span><text:span text:style-name="T177">cientific advisor, </text:span><text:span text:style-name="T178">Machine Learning &amp; AI. </text:span><text:span text:style-name="T177">Blueprint Genetics </text:span><text:span text:style-name="T179">Co. </text:span><text:span text:style-name="T176">Finland.</text:span><text:span text:style-name="T178"> </text:span></text:p>
      <text:p text:style-name="P12"/>
      <text:p text:style-name="P13">Previous positions and international experience</text:p>
      <text:p text:style-name="P9">9/2016-<text:span text:style-name="T189">7</text:span>/20<text:span text:style-name="T189">19</text:span> <text:span text:style-name="T186">Group leader </text:span><text:span text:style-name="T71">&amp; </text:span><text:span text:style-name="T64">Academy Research Fellow. University of Turku. Mathematics and Statistics. </text:span></text:p>
      <text:p text:style-name="P10"><text:span text:style-name="T192">12/2015-8/2018<text:tab/> </text:span>Visiting scholar. VIB/KU Leuven, Belgium. <text:s/></text:p>
      <text:p text:style-name="P8"><text:span text:style-name="T23">9/</text:span><text:span text:style-name="T24">2012-</text:span><text:span text:style-name="T23">8/</text:span><text:span text:style-name="T24">2015<text:tab/>Academy of Finland </text:span><text:span text:style-name="T26">Postdoc</text:span><text:span text:style-name="T24">.</text:span><text:span text:style-name="T25"> </text:span><text:span text:style-name="T77">Wageningen </text:span><text:span text:style-name="T84">University </text:span><text:span text:style-name="T78">(</text:span><text:span text:style-name="T85">The </text:span><text:span text:style-name="T78">Netherlands)</text:span><text:span text:style-name="T79">. </text:span></text:p>
      <text:p text:style-name="P8"><text:span text:style-name="T103">3/</text:span><text:span text:style-name="T104">2011</text:span><text:span text:style-name="T103">-12/</text:span><text:span text:style-name="T105">2011 </text:span><text:span text:style-name="T106">Postdoc,</text:span><text:span text:style-name="T105"> </text:span><text:span text:style-name="T107">Uni. </text:span><text:span text:style-name="T105">Helsinki/FiDiPro </text:span><text:span text:style-name="T108">&amp;</text:span><text:span text:style-name="T105"> Microbial Food Safety C</text:span><text:span text:style-name="T109">enter of Excellence</text:span><text:span text:style-name="T105">.</text:span></text:p>
      <text:p text:style-name="P20"><text:span text:style-name="T80">1</text:span><text:span text:style-name="T79">1/2010-1/2011<text:tab/></text:span><text:span text:style-name="T27">Visiting </text:span><text:span text:style-name="T24">scholar.</text:span><text:span text:style-name="T28"> </text:span><text:span text:style-name="T79">European Bioinformatics Institute EBI, UK. </text:span></text:p>
      <text:p text:style-name="P8"><text:span text:style-name="T86">1/</text:span><text:span text:style-name="T87">2</text:span><text:span text:style-name="T88">006-</text:span><text:span text:style-name="T86">2/</text:span><text:span text:style-name="T88">2011<text:tab/></text:span><text:span text:style-name="T89">Doctoral candidate</text:span><text:span text:style-name="T88">. Information and Computer science, Aalto Uni., Finland. <text:s text:c="2"/><text:tab/></text:span><text:span text:style-name="T90">&amp; </text:span><text:span text:style-name="T88">Adaptive Informatics C</text:span><text:span text:style-name="T91">enter of Excellence, </text:span><text:span text:style-name="T88">Helsinki Institute for Information Technology </text:span><text:span text:style-name="T92">HIIT.</text:span><text:span text:style-name="T88"> </text:span></text:p>
      <text:p text:style-name="P8"><text:span text:style-name="T93">9-12/</text:span><text:span text:style-name="T94">2</text:span><text:span text:style-name="T95">005 </text:span><text:span text:style-name="T193">R</text:span>esearcher. <text:span text:style-name="T64">University of Helsinki, </text:span>Finland. <text:span text:style-name="T194">Dpt. </text:span>Computer Science </text:p>
      <text:p text:style-name="P8"><text:span text:style-name="T195">9/2004-8/2005<text:tab/>Researcher</text:span><text:span text:style-name="T73">. Turku Center for Biotechnology, </text:span><text:span text:style-name="T196">Finland (Civil service)</text:span></text:p>
      <text:p text:style-name="P8"><text:span text:style-name="T196">1/2003-6/2004<text:tab/>Research assistant</text:span><text:span text:style-name="T74">. </text:span><text:span text:style-name="T75">Helsinki / </text:span><text:span text:style-name="T76">TKK; </text:span><text:span text:style-name="T197">Neural Networks Center of Excellence. </text:span></text:p>
      <text:p text:style-name="P21"><text:span text:style-name="T79">7/2002 Summer trainee. </text:span><text:span text:style-name="T82">Croatian </text:span><text:span text:style-name="T83">Meteorological Institute, Zagreb, Croatia. </text:span><text:span text:style-name="T79"><text:s/></text:span><text:span text:style-name="T83"><text:s/></text:span><text:span text:style-name="T79"><text:s/></text:span></text:p>
      <text:p text:style-name="P20"><text:span text:style-name="T79">6/2001-8/2001</text:span><text:span text:style-name="T81"> </text:span><text:span text:style-name="T79">Research trainee. CERN, Geneva, Switzerland. </text:span></text:p>
      <text:p text:style-name="P21"><text:span text:style-name="T83">9</text:span><text:span text:style-name="T79">-10/2000 Volunteer</text:span><text:span text:style-name="T81">ing teacher. </text:span><text:span text:style-name="T79">Dakshinayan, Bihar, India. </text:span></text:p>
      <text:p text:style-name="P19"><text:span text:style-name="T2">Fellowships and awards in the last 5 years </text:span><text:span text:style-name="T190">Major </text:span><text:span text:style-name="T191">awards:</text:span><text:span text:style-name="T110">Academy of Finland </text:span><text:span text:style-name="T111">Research F</text:span><text:span text:style-name="T110">ellow</text:span><text:span text:style-name="T96"> (</text:span><text:span text:style-name="T100">1.14M</text:span><text:span text:style-name="T99">e; </text:span><text:span text:style-name="T98">9/</text:span><text:span text:style-name="T99">201</text:span><text:span text:style-name="T97">6</text:span><text:span text:style-name="T99">-</text:span><text:span text:style-name="T98">8/</text:span><text:span text:style-name="T99">20</text:span><text:span text:style-name="T97">21</text:span><text:span text:style-name="T96">); </text:span><text:span text:style-name="T112">SPARC grant</text:span><text:span text:style-name="T101">, government of India (2019-2021; 60 000e; </text:span><text:span text:style-name="T102">co-PI</text:span><text:span text:style-name="T101">); </text:span><text:span text:style-name="T129">201</text:span><text:span text:style-name="T130">7</text:span><text:span text:style-name="T129"> Open </text:span><text:span text:style-name="T131">S</text:span><text:span text:style-name="T129">cience award </text:span><text:span text:style-name="T132">by</text:span><text:span text:style-name="T129"> Ministry of Education and Culture</text:span><text:span text:style-name="T121"> </text:span><text:span text:style-name="T124">f</text:span><text:span text:style-name="T121">or </text:span><text:span text:style-name="T122">Open Knowledge Finland Open Science work group, </text:span><text:span text:style-name="T123">where</text:span><text:span text:style-name="T122"> I am founding member </text:span><text:span text:style-name="T126">and the</text:span><text:span text:style-name="T122"> first coordinator. </text:span><text:span text:style-name="T133">Work group </text:span><text:span text:style-name="T134">member in </text:span><text:span text:style-name="T135">grants worth ~1Me since 2016</text:span><text:span text:style-name="T125">.</text:span></text:p>
      <text:p text:style-name="P16"><text:span text:style-name="T3">S</text:span><text:span text:style-name="T1">upervision </text:span><text:span text:style-name="T3">of graduate students and research fellows </text:span><text:span text:style-name="T70">PI in University of Turku. </text:span><text:span text:style-name="T20">P</text:span><text:span text:style-name="T18">rimary supervisor for </text:span><text:span text:style-name="T22">3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29">.</text:span></text:p>
      <text:list xml:id="list2869364995" text:style-name="RTF_5f_Num_20_3">
        <text:list-item>
          <text:p text:style-name="P22">Community service</text:p>
        </text:list-item>
        <text:list-item>
          <text:p text:style-name="P23"><text:span text:style-name="T151">2</text:span><text:span text:style-name="T157">022 European Conference on Computational Biology (ECCB)</text:span><text:span text:style-name="T153">.</text:span><text:span text:style-name="T152"> </text:span><text:span text:style-name="T158">O</text:span><text:span text:style-name="T159">rganiz</text:span><text:span text:style-name="T158">ing committee</text:span><text:span text:style-name="T160">.</text:span></text:p>
        </text:list-item>
        <text:list-item>
          <text:h text:style-name="P29" text:outline-level="2"><text:span text:style-name="T114">2</text:span><text:span text:style-name="T113">019-2022 Finnish coordinator for COST Action on </text:span><text:span text:style-name="T119">M</text:span><text:span text:style-name="T113">achine learning </text:span><text:span text:style-name="T120">in </text:span><text:span text:style-name="T119">human </text:span><text:span text:style-name="T113">microbiome </text:span><text:span text:style-name="T119">research</text:span><text:span text:style-name="T113">.</text:span></text:h>
        </text:list-item>
        <text:list-item>
          <text:h text:style-name="P30" text:outline-level="2"><text:span text:style-name="T114">2019 </text:span><text:span text:style-name="T116">2 x </text:span><text:span text:style-name="T115">PhD thes</text:span><text:span text:style-name="T117">i</text:span><text:span text:style-name="T115">s opponent </text:span><text:span text:style-name="T114">(</text:span><text:span text:style-name="T115">Karolinska, Sweden </text:span><text:span text:style-name="T114">&amp; Wageningen, The Netherlands)</text:span></text:h>
        </text:list-item>
        <text:list-item>
          <text:p text:style-name="P27"><text:span text:style-name="T61">2019- </text:span><text:span text:style-name="T60">Finnish Coordinator and Management Committee member </text:span><text:span text:style-name="T61">for the</text:span><text:span text:style-name="T60"> </text:span><text:span text:style-name="T59">COST Network CA18131. Statistical and machine learning techniques in human microbiome studies</text:span><text:span text:style-name="T58">.</text:span></text:p>
        </text:list-item>
        <text:list-item>
          <text:p text:style-name="P24"><text:span text:style-name="T151">2</text:span><text:span text:style-name="T161">019- </text:span>DARIAH-EU Bibliographic Data work group member. </text:p>
        </text:list-item>
        <text:list-item>
          <text:p text:style-name="P25"><text:span text:style-name="T151">2018- </text:span><text:span text:style-name="T152">Editor</text:span><text:span text:style-name="T153">ial board.</text:span><text:span text:style-name="T152"> </text:span><text:span text:style-name="T162">ArXiv moderator (Applied Statistics 2019-); </text:span><text:span text:style-name="T154">Frontiers in Microbiology </text:span><text:span text:style-name="T155">(2019); </text:span><text:span text:style-name="T152">Versus </text:span><text:span text:style-name="T156">Journal </text:span><text:span text:style-name="T155">(2018-)</text:span><text:span text:style-name="T36">. </text:span></text:p>
        </text:list-item>
        <text:list-item>
          <text:p text:style-name="P26"><text:span text:style-name="T141">12/</text:span><text:span text:style-name="T142">2016 </text:span><text:span text:style-name="T141">(</text:span><text:span text:style-name="T136">Int’</text:span><text:span text:style-name="T137">l</text:span><text:span text:style-name="T138">) </text:span><text:span text:style-name="T141">Conference </text:span><text:span text:style-name="T142">Philosophy and History of Open Science. </text:span><text:span text:style-name="T146">O</text:span><text:span text:style-name="T143">rganiz</text:span><text:span text:style-name="T146">ing committee</text:span><text:span text:style-name="T142">.</text:span></text:p>
        </text:list-item>
        <text:list-item>
          <text:p text:style-name="P26"><text:span text:style-name="T141">3/</text:span><text:span text:style-name="T142">2</text:span><text:span text:style-name="T141">018 </text:span><text:span text:style-name="T30">D</text:span><text:span text:style-name="T31">igital Humanities in the Nordics</text:span><text:span text:style-name="T32">. </text:span><text:span text:style-name="T145">P</text:span><text:span text:style-name="T144">rogram </text:span><text:span text:style-name="T142">committee</text:span><text:span text:style-name="T31"> </text:span><text:span text:style-name="T33">(Open Science chair).</text:span></text:p>
        </text:list-item>
        <text:list-item>
          <text:p text:style-name="P26"><text:span text:style-name="T33">9/2018 </text:span><text:span text:style-name="T30">European Conference Machine Learning &amp; Knowledge Discovery</text:span><text:span text:style-name="T34">. </text:span><text:span text:style-name="T33">Program committee</text:span><text:span text:style-name="T35">.</text:span></text:p>
        </text:list-item>
        <text:list-item>
          <text:p text:style-name="P26"><text:span text:style-name="T37">9/2017 </text:span><text:span text:style-name="T38">European Conference Machine Learning &amp; Knowledge Discovery</text:span><text:span text:style-name="T39">. </text:span><text:span text:style-name="T37">Program committee</text:span><text:span text:style-name="T40">.</text:span></text:p>
        </text:list-item>
        <text:list-item>
          <text:p text:style-name="P25"><text:span text:style-name="T163">201</text:span><text:span text:style-name="T164">3</text:span><text:span text:style-name="T165">-1</text:span><text:span text:style-name="T164">5 </text:span><text:span text:style-name="T166">Found</text:span><text:span text:style-name="T167">er</text:span><text:span text:style-name="T166"> </text:span><text:span text:style-name="T168">&amp;</text:span><text:span text:style-name="T166"> </text:span><text:span text:style-name="T164">coordinator. </text:span><text:span text:style-name="T166">Open Knowledge Finland </text:span><text:span text:style-name="T169">ry. </text:span><text:span text:style-name="T166">Open Science Work Group. </text:span><text:span text:style-name="T170">Finland.</text:span></text:p>
        </text:list-item>
        <text:list-item>
          <text:p text:style-name="P25"><text:span text:style-name="T171">2009-10 Board member, </text:span><text:span text:style-name="T170">PR &amp; </text:span><text:span text:style-name="T172">v</text:span><text:span text:style-name="T171">ice pres</text:span><text:span text:style-name="T173">ident</text:span><text:span text:style-name="T171">. </text:span><text:span text:style-name="T174">Society for Bioinformatics</text:span><text:span text:style-name="T171">. </text:span><text:span text:style-name="T170">Finland.</text:span></text:p>
          <text:list>
            <text:list-item>
              <text:list>
                <text:list-item>
                  <text:p text:style-name="P28"><text:s/></text:p>
                </text:list-item>
              </text:list>
            </text:list-item>
          </text:list>
        </text:list-item>
      </text:list>
      <text:p text:style-name="P5"><text:span text:style-name="T41">Bibliographic information </text:span><text:span text:style-name="T44">6</text:span><text:span text:style-name="T46">3</text:span><text:span text:style-name="T42"> peer-reviewed publications; h-index </text:span><text:span text:style-name="T44">20</text:span><text:span text:style-name="T42">; </text:span><text:span text:style-name="T44">20</text:span><text:span text:style-name="T42">00+ citations; </text:span><text:span text:style-name="T43">150+ co-authors; </text:span><text:span text:style-name="T45">10</text:span><text:span text:style-name="T57">0+ </text:span><text:span text:style-name="T53">academic </text:span><text:span text:style-name="T56">presentations </text:span><text:span text:style-name="T55">and </text:span><text:span text:style-name="T48">workshops </text:span><text:span text:style-name="T53">in </text:span><text:span text:style-name="T54">15+ countries</text:span><text:span text:style-name="T47">. </text:span><text:span text:style-name="T49">Developer of 10+ mature open research software projects </text:span><text:span text:style-name="T51">(bioinformatics, machine learning, open data) </text:span><text:span text:style-name="T50">with ~</text:span><text:span text:style-name="T52">100k </text:span><text:span text:style-name="T51">annual </text:span><text:span text:style-name="T50">downloads</text:span><text:span text:style-name="T4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8.2$Linux_X86_64 LibreOffice_project/20$Build-2</meta:generator>
    <dc:date>2019-12-23T23:20:57.939154508</dc:date>
    <meta:editing-duration>PT18H59M58S</meta:editing-duration>
    <meta:editing-cycles>648</meta:editing-cycles>
    <meta:document-statistic meta:table-count="0" meta:image-count="0" meta:object-count="0" meta:page-count="1" meta:paragraph-count="43" meta:word-count="508" meta:character-count="4009" meta:non-whitespace-character-count="3506"/>
  </office:meta>
</office:document-meta>
</file>